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8e1b" officeooo:paragraph-rsid="00058e1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8e1b" officeooo:paragraph-rsid="00058e1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85a97" officeooo:paragraph-rsid="00085a97" style:font-size-asian="10.5pt" style:font-weight-asian="normal" style:font-size-complex="12pt" style:font-weight-complex="normal"/>
    </style:style>
    <style:style style:name="T1" style:family="text">
      <style:text-properties officeooo:rsid="00073023"/>
    </style:style>
    <style:style style:name="T2" style:family="text">
      <style:text-properties officeooo:rsid="00085a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inueLib组严城华实训第一周周报</text:p>
      <text:p text:style-name="P1"/>
      <text:p text:style-name="P2"><text:s text:c="7"/>时光如梭，第一周就完啦！炎热的夏季待在实验室还是个不错的。小组成员从大一开始合作，到现在也是第三年了，默契度越来越好，我们也相信我们会做得特别棒！</text:p>
      <text:p text:style-name="P2"/>
      <text:p text:style-name="P2"><text:s text:c="7"/>跟着大神混，感觉就是萌萌哒～这一周，我主要参与了项目需求、系统设计、项目立项报告等文档的编写，回顾并学习了相关Android知识。前期还配好了开发环境，学习了Linux下github的使用。</text:p>
      <text:p text:style-name="P2"/>
      <text:p text:style-name="P2"><text:s text:c="7"/>由于昨天得知要参加一个暑期学校<text:span text:style-name="T1">，下周将会离开，对于下周的计划（Web端设计）只能提前完成。过去之后会继续与组员保持联系，做好这次实训。辛苦队友们啦～</text:span></text:p>
      <text:p text:style-name="P2"/>
      <text:p text:style-name="P2"/>
      <text:p text:style-name="P2">遇到的问题<text:span text:style-name="T1">：</text:span></text:p>
      <text:p text:style-name="P2"/>
      <text:p text:style-name="P2"><text:s text:c="8"/>刚装上<text:span text:style-name="T1">U</text:span>buntu不久<text:span text:style-name="T1">，对它使用还在探索期，装软件，以及对各种open source的使用都是一次新的尝试。特别是github，这让我弄了一天。原因是要在网页端添加SSH keys才能clone。还有github没关闭代理这个原因也折腾很久才弄清楚。</text:span></text:p>
      <text:p text:style-name="P2"><text:s text:c="8"/><text:span text:style-name="T1">Android-studio也是第一次使用，在看视频学习时自己也在尝试写，但是视频中使用的是Eclipse，</text:span></text:p>
      <text:p text:style-name="P2">所以还是有些不一样<text:span text:style-name="T2">，就在一些控件监听器的实现上都可能出错。</text:span></text:p>
      <text:p text:style-name="P2"/>
      <text:p text:style-name="P2">就这样吧<text:span text:style-name="T2">～</text:span>下周继续努力<text:span text:style-name="T2">！</text:span></text:p>
      <text:p text:style-name="P2"/>
      <text:p text:style-name="P2"/>
      <text:p text:style-name="P2">严城华</text:p>
      <text:p text:style-name="P3">2015.6.2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 Chenghua</meta:initial-creator>
    <meta:creation-date>2015-06-27T10:10:09.019177198</meta:creation-date>
    <dc:date>2015-06-27T10:47:49.668589914</dc:date>
    <dc:creator>Yan Chenghua</dc:creator>
    <meta:editing-duration>PT6M50S</meta:editing-duration>
    <meta:editing-cycles>1</meta:editing-cycles>
    <meta:document-statistic meta:table-count="0" meta:image-count="0" meta:object-count="0" meta:page-count="1" meta:paragraph-count="11" meta:word-count="414" meta:character-count="539" meta:non-whitespace-character-count="500"/>
    <meta:generator>LibreOffice/4.4.2.2$Linux_X86_64 LibreOffice_project/40m0$Build-2</meta:generator>
  </office:meta>
</office:document-meta>
</file>